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</style:style>
    <style:style style:name="P2" style:family="paragraph" style:parent-style-name="Heading_20_3">
      <style:text-properties officeooo:paragraph-rsid="00026826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>
        <form:form form:apply-filter="true" form:control-implementation="ooo:com.sun.star.form.component.Form" office:target-frame="" xlink:href="http://frgp.cvg.utn.edu.ar/mod/forum/discuss.php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 xlink:href="http://frgp.cvg.utn.edu.ar/mod/forum/discuss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>[CLASE 6] - 10/09/2018 – Presencial</text:h>
      <text:section text:style-name="Sect1" text:name="yui_3_17_2_1_1536774348056_32">
        <text:p text:style-name="Text_20_body">Hola a todos,</text:p>
        <text:p text:style-name="Text_20_body"/>
        <text:p text:style-name="Text_20_body">Les dejo los archivos para trabajar en el día de hoy.</text:p>
        <text:p text:style-name="Text_20_body"/>
        <text:p text:style-name="Text_20_body">Al principio, utilizar la planilla de cálculo para resolver las consultas de selección que figuran en CONSULTAS.SQL</text:p>
        <text:p text:style-name="Text_20_body">Crearle hojas a la planilla y establecer los valores que darán las consultas y explicar con sus palabras qué debe hacer cada consulta.</text:p>
        <text:section text:style-name="Sect1" text:name="yui_3_17_2_1_1536774348056_31">
          <text:p text:style-name="P1"> </text:p>
          <text:section text:style-name="Sect1" text:name="yui_3_17_2_1_1536774348056_30">
            <text:section text:style-name="Sect1" text:name="yui_3_17_2_1_1536774348056_29">
              <text:p text:style-name="P1"><text:s/><text:bookmark text:name="yui_3_17_2_1_1536774348056_28"/><text:a xlink:type="simple" xlink:href="http://frgp.cvg.utn.edu.ar/pluginfile.php/99905/mod_forum/attachment/320406/CLASE%206%20%28resubido%29.zip" text:style-name="Internet_20_link" text:visited-style-name="Visited_20_Internet_20_Link">CLASE 6 (resubido).zip</text:a><text:line-break/></text:p>
            </text:section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4:46:09.999000000</meta:creation-date>
    <dc:date>2018-09-12T15:20:52.428000000</dc:date>
    <meta:editing-duration>PT34M42S</meta:editing-duration>
    <meta:editing-cycles>1</meta:editing-cycles>
    <meta:generator>LibreOffice/6.0.2.1$Windows_X86_64 LibreOffice_project/f7f06a8f319e4b62f9bc5095aa112a65d2f3ac89</meta:generator>
    <meta:print-date>2018-09-12T15:21:17.990000000</meta:print-date>
    <meta:document-statistic meta:table-count="0" meta:image-count="0" meta:object-count="0" meta:page-count="1" meta:paragraph-count="7" meta:word-count="62" meta:character-count="375" meta:non-whitespace-character-count="315"/>
  </office:meta>
</office:document-meta>
</file>